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prenom] [v_individu_lieu.nom]</text:p>
      <text:p text:style-name="P9">[v_individu_lieu.adresse1]</text:p>
      <text:p text:style-name="P9">[v_individu_lieu.adresse2]</text:p>
      <text:p text:style-name="P9">[v_individu_lieu.code_postal] [v_individu_lieu.ville]</text:p>
      <text:p text:style-name="P10"/>
      <text:p text:style-name="P11"/>
      <text:p text:style-name="P11"/>
      <text:p text:style-name="P11"/>
      <text:p text:style-name="P11"/>
      <text:p text:style-name="P12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3T18:03:02</meta:creation-date>
    <dc:creator>Guy Gourmellet</dc:creator>
    <dc:date>2007-12-02T16:02:44</dc:date>
    <meta:printed-by>Guy Gourmellet</meta:printed-by>
    <meta:print-date>2007-02-23T18:23:41</meta:print-date>
    <dc:language>fr-FR</dc:language>
    <meta:editing-cycles>49</meta:editing-cycles>
    <meta:editing-duration>PT5H40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38" meta:character-count="288"/>
  </office:meta>
</office:document-meta>
</file>